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e42" officeooo:paragraph-rsid="001c5e42"/>
    </style:style>
    <style:style style:name="P2" style:family="paragraph" style:parent-style-name="Standard">
      <style:text-properties officeooo:rsid="001c6b3a" officeooo:paragraph-rsid="001c6b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name is ashe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7:27:12.425966044</meta:creation-date>
    <dc:date>2022-04-20T17:37:43.190133348</dc:date>
    <meta:editing-duration>PT26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1" meta:paragraph-count="1" meta:word-count="4" meta:character-count="16" meta:non-whitespace-character-count="13"/>
  </office:meta>
</office:document-meta>
</file>